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8000000924BB14400.png"/>
  <manifest:file-entry manifest:media-type="image/png" manifest:full-path="Pictures/100002010000035F00000048941991E8.png"/>
  <manifest:file-entry manifest:media-type="image/png" manifest:full-path="Pictures/10000201000002330000002B22E97F5E.png"/>
  <manifest:file-entry manifest:media-type="image/png" manifest:full-path="Pictures/100002010000013F00000028C35F1DC6.png"/>
  <manifest:file-entry manifest:media-type="image/png" manifest:full-path="Pictures/100002010000025300000026DD7BA8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646in" svg:y="0.0374in" svg:width="4.5in" svg:height="0.3402in" draw:z-index="2"><draw:image xlink:href="Pictures/10000201000002330000002B22E97F5E.png" xlink:type="simple" xlink:show="embed" xlink:actuate="onLoad"/></draw:frame><draw:frame draw:style-name="fr1" draw:name="graphics2" text:anchor-type="paragraph" svg:x="0.0957in" svg:y="0.3in" svg:width="6.9252in" svg:height="0.5772in" draw:z-index="0"><draw:image xlink:href="Pictures/100002010000035F00000048941991E8.png" xlink:type="simple" xlink:show="embed" xlink:actuate="onLoad"/></draw:frame><draw:frame draw:style-name="fr1" draw:name="graphics3" text:anchor-type="paragraph" svg:x="0.1598in" svg:y="0.8799in" svg:width="4.7in" svg:height="0.3in" draw:z-index="1"><draw:image xlink:href="Pictures/100002010000025300000026DD7BA84D.png" xlink:type="simple" xlink:show="embed" xlink:actuate="onLoad"/></draw:frame></text:p>
      <text:p text:style-name="Standard"/>
      <text:p text:style-name="Standard"><draw:frame draw:style-name="fr1" draw:name="graphics5" text:anchor-type="paragraph" svg:x="0.2437in" svg:y="0.25in" svg:width="2.5201in" svg:height="0.3098in" draw:z-index="4"><draw:image xlink:href="Pictures/100002010000013F00000028C35F1DC6.png" xlink:type="simple" xlink:show="embed" xlink:actuate="onLoad"/></draw:frame><draw:frame draw:style-name="fr1" draw:name="graphics4" text:anchor-type="paragraph" svg:x="0.1508in" svg:y="0.4839in" svg:width="6.9252in" svg:height="1.1181in" draw:z-index="3"><draw:image xlink:href="Pictures/1000020100000388000000924BB144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lix Procacci</meta:initial-creator>
    <meta:creation-date>2018-12-21T12:50:11.35</meta:creation-date>
    <meta:document-statistic meta:table-count="0" meta:image-count="5" meta:object-count="0" meta:page-count="1" meta:paragraph-count="0" meta:word-count="0" meta:character-count="0"/>
    <dc:date>2018-12-22T09:29:56.76</dc:date>
    <dc:creator>Felix Procacci</dc:creator>
    <meta:editing-duration>PT18H32M30S</meta:editing-duration>
    <meta:editing-cycles>1</meta:editing-cycles>
    <meta:generator>OpenOffice/4.1.6$Win32 OpenOffice.org_project/416m1$Build-9790</meta:generator>
  </office:meta>
</office:document-meta>
</file>